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26.35mm"/>
    </style:style>
    <style:style style:name="co3" style:family="table-column">
      <style:table-column-properties fo:break-before="auto" style:column-width="71.46mm"/>
    </style:style>
    <style:style style:name="co4" style:family="table-column">
      <style:table-column-properties fo:break-before="auto" style:column-width="22mm"/>
    </style:style>
    <style:style style:name="co5" style:family="table-column">
      <style:table-column-properties fo:break-before="auto" style:column-width="25.58mm"/>
    </style:style>
    <style:style style:name="co6" style:family="table-column">
      <style:table-column-properties fo:break-before="auto" style:column-width="25.6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8.24mm"/>
    </style:style>
    <style:style style:name="co9" style:family="table-column">
      <style:table-column-properties fo:break-before="auto" style:column-width="81.21mm"/>
    </style:style>
    <style:style style:name="co10" style:family="table-column">
      <style:table-column-properties fo:break-before="auto" style:column-width="166.12mm"/>
    </style:style>
    <style:style style:name="co11" style:family="table-column">
      <style:table-column-properties fo:break-before="auto" style:column-width="20.27mm"/>
    </style:style>
    <style:style style:name="co12" style:family="table-column">
      <style:table-column-properties fo:break-before="auto" style:column-width="8.17mm"/>
    </style:style>
    <style:style style:name="co13" style:family="table-column">
      <style:table-column-properties fo:break-before="auto" style:column-width="20.43mm"/>
    </style:style>
    <style:style style:name="co14" style:family="table-column">
      <style:table-column-properties fo:break-before="auto" style:column-width="49.87mm"/>
    </style:style>
    <style:style style:name="co15" style:family="table-column">
      <style:table-column-properties fo:break-before="auto" style:column-width="29.67mm"/>
    </style:style>
    <style:style style:name="co16" style:family="table-column">
      <style:table-column-properties fo:break-before="auto" style:column-width="30.83mm"/>
    </style:style>
    <style:style style:name="co17" style:family="table-column">
      <style:table-column-properties fo:break-before="auto" style:column-width="69.89mm"/>
    </style:style>
    <style:style style:name="co18" style:family="table-column">
      <style:table-column-properties fo:break-before="auto" style:column-width="38.45mm"/>
    </style:style>
    <style:style style:name="co19" style:family="table-column">
      <style:table-column-properties fo:break-before="auto" style:column-width="48.05mm"/>
    </style:style>
    <style:style style:name="co20" style:family="table-column">
      <style:table-column-properties fo:break-before="auto" style:column-width="25.74mm"/>
    </style:style>
    <style:style style:name="co21" style:family="table-column">
      <style:table-column-properties fo:break-before="auto" style:column-width="41.31mm"/>
    </style:style>
    <style:style style:name="co22" style:family="table-column">
      <style:table-column-properties fo:break-before="auto" style:column-width="9.08mm"/>
    </style:style>
    <style:style style:name="co23" style:family="table-column">
      <style:table-column-properties fo:break-before="auto" style:column-width="20.97mm"/>
    </style:style>
    <style:style style:name="co24" style:family="table-column">
      <style:table-column-properties fo:break-before="auto" style:column-width="3.95mm"/>
    </style:style>
    <style:style style:name="co25" style:family="table-column">
      <style:table-column-properties fo:break-before="auto" style:column-width="4.23mm"/>
    </style:style>
    <style:style style:name="co26" style:family="table-column">
      <style:table-column-properties fo:break-before="auto" style:column-width="68.76mm"/>
    </style:style>
    <style:style style:name="co27" style:family="table-column">
      <style:table-column-properties fo:break-before="auto" style:column-width="68.47mm"/>
    </style:style>
    <style:style style:name="co28" style:family="table-column">
      <style:table-column-properties fo:break-before="auto" style:column-width="5.93mm"/>
    </style:style>
    <style:style style:name="co29" style:family="table-column">
      <style:table-column-properties fo:break-before="auto" style:column-width="47.25mm"/>
    </style:style>
    <style:style style:name="co30" style:family="table-column">
      <style:table-column-properties fo:break-before="auto" style:column-width="11.31mm"/>
    </style:style>
    <style:style style:name="co31" style:family="table-column">
      <style:table-column-properties fo:break-before="auto" style:column-width="63.25mm"/>
    </style:style>
    <style:style style:name="co32" style:family="table-column">
      <style:table-column-properties fo:break-before="auto" style:column-width="3.7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9mm" fo:break-before="auto" style:use-optimal-row-height="false"/>
    </style:style>
    <style:style style:name="ro3" style:family="table-row">
      <style:table-row-properties style:row-height="6.21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PageStyle_5f_Sheet4">
      <style:table-properties table:display="true" style:writing-mode="lr-tb"/>
    </style:style>
    <style:style style:name="ta2" style:family="table" style:master-page-name="PageStyle_5f_Senet_20_Borçlu_20_Alacaklı_20_Giriş">
      <style:table-properties table:display="true" style:writing-mode="lr-tb"/>
    </style:style>
    <style:style style:name="ta3" style:family="table" style:master-page-name="PageStyle_5f_Senet_20_Taksit_20_Giriş">
      <style:table-properties table:display="true" style:writing-mode="lr-tb"/>
    </style:style>
    <style:style style:name="ta4" style:family="table" style:master-page-name="PageStyle_5f_Senet_20_Önizlem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Currency" style:data-style-name="N5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4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18mm 0.26mm 0.18mm" fo:border-right="none" style:rotation-align="none" fo:border-top="1.76pt double-thin #000000" style:border-line-width-top="0.18mm 0.26mm 0.18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18mm 0.26mm 0.18mm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18mm 0.26mm 0.18mm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18mm 0.26mm 0.18m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18mm 0.26mm 0.18mm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18mm 0.26mm 0.18mm" style:cell-protect="protected formula-hidden" style:print-content="true" style:diagonal-bl-tr="none" style:diagonal-tl-br="none" fo:border-left="1.76pt double-thin #000000" style:border-line-width-left="0.18mm 0.26mm 0.18m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1.76pt double-thin #000000" style:border-line-width-top="0.18mm 0.26mm 0.18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1.76pt double-thin #000000" style:border-line-width-bottom="0.18mm 0.26mm 0.18mm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45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6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14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49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ce145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5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5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151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2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3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71" style:family="table-cell" style:parent-style-name="Excel_20_Built-in_20_Comma" style:data-style-name="N155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lr-tb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3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4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style:rotation-align="none" style:vertical-align="top"/>
      <style:paragraph-properties fo:text-align="center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88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9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0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18mm 0.26mm 0.18mm" style:rotation-align="none" fo:border-top="1.76pt double-thin #000000" style:border-line-width-top="0.18mm 0.26mm 0.18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double-thin #000000" style:border-line-width-right="0.18mm 0.26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18mm 0.26mm 0.18m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order-bottom="1.76pt double-thin #000000" style:border-line-width-bottom="0.18mm 0.26mm 0.18mm" style:cell-protect="protected formula-hidden" style:print-content="true" style:diagonal-bl-tr="none" style:diagonal-tl-br="none" fo:border-left="none" fo:border-right="1.76pt double-thin #000000" style:border-line-width-right="0.18mm 0.26mm 0.18m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gr1" style:family="graphic">
      <style:graphic-properties draw:stroke="solid" svg:stroke-width="0mm" svg:stroke-color="#4a7ebb" draw:fill="none" draw:textarea-vertical-align="top" draw:auto-grow-height="false" fo:min-height="186.69mm" fo:min-width="13.74mm" fo:padding-top="1.25mm" fo:padding-bottom="1.25mm" fo:padding-left="2.5mm" fo:padding-right="2.5mm" fo:wrap-option="wrap" draw:shadow="visible" draw:shadow-offset-x="0.74mm" draw:shadow-offset-y="0.74mm" draw:shadow-color="#000000" draw:shadow-opacity="40%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erçek Kişi&quot;;&quot;Tüzel Kişi&quot;)" table:allow-empty-cell="true" table:display-list="unsorted" table:base-cell-address="Sheet4.D4">
          <table:help-message table:display="true"/>
          <table:error-message table:message-type="stop" table:display="true"/>
        </table:content-validation>
        <table:content-validation table:name="val2" table:condition="of:cell-content-is-in-list(&quot;Malen&quot;;&quot;Nakden&quot;)" table:allow-empty-cell="true" table:display-list="unsorted" table:base-cell-address="Sheet4.H3">
          <table:help-message table:display="true"/>
          <table:error-message table:message-type="stop" table:display="true"/>
        </table:content-validation>
      </table:content-validations>
      <table:table table:name="Sheet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6" table:number-columns-repeated="1018" table:default-cell-style-name="ce1"/>
        <table:table-row table:style-name="ro1">
          <table:table-cell table:number-columns-repeated="1023"/>
        </table:table-row>
        <table:table-row table:style-name="ro2">
          <table:table-cell table:number-columns-repeated="2"/>
          <table:table-cell office:value-type="string" calcext:value-type="string">
            <text:p>Muhammed Seyfullah Gültekin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2">
          <table:table-cell table:number-columns-repeated="2"/>
          <table:table-cell office:value-type="string" calcext:value-type="string">
            <text:p>30-Mayıs 2021 – 29 Mayıs 202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Yıllık Ücret </text:p>
          </table:table-cell>
          <table:table-cell office:value-type="float" office:value="14400" calcext:value-type="float">
            <text:p>14400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Ödeme şekli</text:p>
          </table:table-cell>
          <table:table-cell office:value-type="string" calcext:value-type="string">
            <text:p>Aylık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date" office:date-value="2021-05-15" calcext:value-type="date">
            <text:p>15.05.2021</text:p>
          </table:table-cell>
          <table:table-cell office:value-type="string" calcext:value-type="string">
            <text:p>Teminat</text:p>
          </table:table-cell>
          <table:table-cell office:value-type="string" calcext:value-type="string">
            <text:p>Senet 14400 TL </text:p>
          </table:table-cell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2"/>
          <table:table-cell office:value-type="string" calcext:value-type="string">
            <text:p>KİRA HESAP ÖZETİ</text:p>
          </table:table-cell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3"/>
          <table:table-cell table:style-name="ce2" office:value-type="string" calcext:value-type="string">
            <text:p>tutar</text:p>
          </table:table-cell>
          <table:table-cell table:style-name="ce4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/>
          <table:table-cell table:style-name="ce4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2021-22 kira bedeli</text:p>
          </table:table-cell>
          <table:table-cell office:value-type="float" office:value="12000" calcext:value-type="float">
            <text:p>12000</text:p>
          </table:table-cell>
          <table:table-cell table:formula="of:=[.D15]" office:value-type="float" office:value="12000" calcext:value-type="float">
            <text:p>12.000,00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date" office:date-value="2021-05-30" calcext:value-type="date">
            <text:p>30.05.2021</text:p>
          </table:table-cell>
          <table:table-cell office:value-type="string" calcext:value-type="string">
            <text:p>nakit ödeme <text:s/>ali balcı kesintisi</text:p>
          </table:table-cell>
          <table:table-cell office:value-type="float" office:value="1000" calcext:value-type="float">
            <text:p>1000</text:p>
          </table:table-cell>
          <table:table-cell table:formula="of:=[.E15]-[.D16]" office:value-type="float" office:value="11000" calcext:value-type="float">
            <text:p>11.000,00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office:value-type="date" office:date-value="2021-06-30" calcext:value-type="date">
            <text:p>30.06.2021</text:p>
          </table:table-cell>
          <table:table-cell office:value-type="string" calcext:value-type="string">
            <text:p>1000 TL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office:value-type="date" office:date-value="2021-07-30" calcext:value-type="date">
            <text:p>30.07.2021</text:p>
          </table:table-cell>
          <table:table-cell office:value-type="string" calcext:value-type="string">
            <text:p>1000 TL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office:value-type="date" office:date-value="2021-08-30" calcext:value-type="date">
            <text:p>30.08.2021</text:p>
          </table:table-cell>
          <table:table-cell office:value-type="string" calcext:value-type="string">
            <text:p>1000 TL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office:value-type="date" office:date-value="2021-09-30" calcext:value-type="date">
            <text:p>30.09.2021</text:p>
          </table:table-cell>
          <table:table-cell office:value-type="string" calcext:value-type="string">
            <text:p>1000 TL</text:p>
          </table:table-cell>
          <table:table-cell table:style-name="ce3"/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" office:value-type="date" office:date-value="2021-10-30" calcext:value-type="date">
            <text:p>30.10.2021</text:p>
          </table:table-cell>
          <table:table-cell office:value-type="string" calcext:value-type="string">
            <text:p>1000 TL</text:p>
          </table:table-cell>
          <table:table-cell table:style-name="ce3"/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 office:value-type="date" office:date-value="2021-11-30" calcext:value-type="date">
            <text:p>30.11.2021</text:p>
          </table:table-cell>
          <table:table-cell office:value-type="string" calcext:value-type="string">
            <text:p>1000 TL</text:p>
          </table:table-cell>
          <table:table-cell table:style-name="ce3"/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office:value-type="date" office:date-value="2021-12-30" calcext:value-type="date">
            <text:p>30.12.2021</text:p>
          </table:table-cell>
          <table:table-cell office:value-type="string" calcext:value-type="string">
            <text:p>1000 TL</text:p>
          </table:table-cell>
          <table:table-cell table:style-name="ce3"/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office:value-type="date" office:date-value="2022-01-30" calcext:value-type="date">
            <text:p>30.01.2022</text:p>
          </table:table-cell>
          <table:table-cell office:value-type="string" calcext:value-type="string">
            <text:p>1000 TL</text:p>
          </table:table-cell>
          <table:table-cell table:style-name="ce3"/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office:value-type="date" office:date-value="2022-02-28" calcext:value-type="date">
            <text:p>28.02.2022</text:p>
          </table:table-cell>
          <table:table-cell office:value-type="string" calcext:value-type="string">
            <text:p>1000 TL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" office:value-type="date" office:date-value="2022-03-30" calcext:value-type="date">
            <text:p>30.03.2022</text:p>
          </table:table-cell>
          <table:table-cell office:value-type="string" calcext:value-type="string">
            <text:p>1000 TL</text:p>
          </table:table-cell>
          <table:table-cell table:style-name="ce3"/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 office:value-type="date" office:date-value="2022-04-30" calcext:value-type="date">
            <text:p>30.04.2022</text:p>
          </table:table-cell>
          <table:table-cell office:value-type="string" calcext:value-type="string">
            <text:p>1000 TL</text:p>
          </table:table-cell>
          <table:table-cell table:style-name="ce3"/>
          <table:table-cell table:number-columns-repeated="1019"/>
        </table:table-row>
        <table:table-row table:style-name="ro2" table:number-rows-repeated="2">
          <table:table-cell table:number-columns-repeated="3"/>
          <table:table-cell table:style-name="ce3"/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104854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enet Borçlu Alacaklı Giriş" table:style-name="ta2">
        <table:table-column table:style-name="co8" table:default-cell-style-name="ce7"/>
        <table:table-column table:style-name="co9" table:default-cell-style-name="ce10"/>
        <table:table-column table:style-name="co10" table:default-cell-style-name="ce12"/>
        <table:table-column table:style-name="co11" table:number-columns-repeated="1021" table:default-cell-style-name="ce7"/>
        <table:table-row table:style-name="ro2">
          <table:table-cell table:style-name="ce58" table:number-columns-spanned="1" table:number-rows-spanned="2"/>
          <table:table-cell table:style-name="ce9" office:value-type="string" calcext:value-type="string">
            <text:p>Alacaklı Adı Soyadı / Unvanı</text:p>
          </table:table-cell>
          <table:table-cell table:style-name="ce11"/>
          <table:table-cell table:number-columns-repeated="1021"/>
        </table:table-row>
        <table:table-row table:style-name="ro2">
          <table:covered-table-cell table:style-name="ce58"/>
          <table:table-cell table:style-name="ce9" office:value-type="string" calcext:value-type="string">
            <text:p>İl</text:p>
          </table:table-cell>
          <table:table-cell table:style-name="ce11" office:value-type="string" calcext:value-type="string">
            <text:p>TOKA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00" office:value-type="string" calcext:value-type="string" table:number-columns-spanned="1" table:number-rows-spanned="5">
            <text:p>BORÇLU</text:p>
          </table:table-cell>
          <table:table-cell table:style-name="ce9" office:value-type="string" calcext:value-type="string">
            <text:p>Kişilik</text:p>
          </table:table-cell>
          <table:table-cell table:style-name="ce105" table:content-validation-name="val1" office:value-type="string" calcext:value-type="string">
            <text:p>Gerçek Kişi</text:p>
          </table:table-cell>
          <table:table-cell table:number-columns-repeated="1021"/>
        </table:table-row>
        <table:table-row table:style-name="ro2">
          <table:covered-table-cell table:style-name="ce100"/>
          <table:table-cell table:style-name="ce9" office:value-type="string" calcext:value-type="string">
            <text:p>Adı Soyadı / Unvanı</text:p>
          </table:table-cell>
          <table:table-cell table:style-name="ce1" office:value-type="string" calcext:value-type="string">
            <text:p>Muhammed Seyfullah Gültekin</text:p>
          </table:table-cell>
          <table:table-cell table:number-columns-repeated="1021"/>
        </table:table-row>
        <table:table-row table:style-name="ro2">
          <table:covered-table-cell table:style-name="ce100"/>
          <table:table-cell table:style-name="ce9" office:value-type="string" calcext:value-type="string">
            <text:p>Adresi</text:p>
          </table:table-cell>
          <table:table-cell table:style-name="ce105" office:value-type="string" calcext:value-type="string">
            <text:p>Karşıyaka Mah. İbni Kemal Cad. 6. Sokak No:26/3 TOKAT</text:p>
          </table:table-cell>
          <table:table-cell table:number-columns-repeated="1021"/>
        </table:table-row>
        <table:table-row table:style-name="ro2">
          <table:covered-table-cell table:style-name="ce100"/>
          <table:table-cell table:style-name="ce9" office:value-type="string" calcext:value-type="string">
            <text:p>Vergi Dairesi</text:p>
          </table:table-cell>
          <table:table-cell table:style-name="ce105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0"/>
          <table:table-cell table:style-name="ce9" office:value-type="string" calcext:value-type="string">
            <text:p>Vergi No/TC Kimlik No</text:p>
          </table:table-cell>
          <table:table-cell table:style-name="ce105" office:value-type="string" calcext:value-type="string">
            <text:p>442 2134 0392</text:p>
          </table:table-cell>
          <table:table-cell table:number-columns-repeated="1021"/>
        </table:table-row>
        <table:table-row table:style-name="ro2">
          <table:table-cell table:style-name="ce100" office:value-type="string" calcext:value-type="string" table:number-columns-spanned="1" table:number-rows-spanned="4">
            <text:p>KEFİL</text:p>
          </table:table-cell>
          <table:table-cell table:style-name="ce9" office:value-type="string" calcext:value-type="string">
            <text:p>Adı Soyadı / Unvanı</text:p>
          </table:table-cell>
          <table:table-cell table:style-name="ce105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0"/>
          <table:table-cell table:style-name="ce9" office:value-type="string" calcext:value-type="string">
            <text:p>Adresi</text:p>
          </table:table-cell>
          <table:table-cell table:style-name="ce14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0"/>
          <table:table-cell table:style-name="ce9" office:value-type="string" calcext:value-type="string">
            <text:p>Vergi Dairesi</text:p>
          </table:table-cell>
          <table:table-cell table:style-name="ce105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0"/>
          <table:table-cell table:style-name="ce9" office:value-type="string" calcext:value-type="string">
            <text:p>Vergi No/TC Kimlik No</text:p>
          </table:table-cell>
          <table:table-cell table:style-name="ce15"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Taksit Giriş" table:style-name="ta3">
        <table:table-column table:style-name="co12" table:default-cell-style-name="ce1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default-cell-style-name="ce1"/>
        <table:table-column table:style-name="co17" table:default-cell-style-name="ce24"/>
        <table:table-column table:style-name="co18" table:default-cell-style-name="ce20"/>
        <table:table-column table:style-name="co19" table:default-cell-style-name="ce20"/>
        <table:table-column table:style-name="co20" table:number-columns-repeated="1016" table:default-cell-style-name="ce1"/>
        <table:table-row table:style-name="ro2">
          <table:table-cell table:style-name="ce108" table:number-columns-spanned="1" table:number-rows-spanned="2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08"/>
          <table:table-cell table:style-name="ce18" office:value-type="string" calcext:value-type="string">
            <text:p>Senet No</text:p>
          </table:table-cell>
          <table:table-cell table:style-name="ce18" office:value-type="string" calcext:value-type="string">
            <text:p>Düzenleme Tarihi</text:p>
          </table:table-cell>
          <table:table-cell table:style-name="ce18" office:value-type="string" calcext:value-type="string">
            <text:p>Vade Tarihi</text:p>
          </table:table-cell>
          <table:table-cell table:style-name="ce10" office:value-type="string" calcext:value-type="string">
            <text:p>Tutarı Rakamla</text:p>
          </table:table-cell>
          <table:table-cell table:style-name="ce25" office:value-type="string" calcext:value-type="string">
            <text:p>Tutarı Yazıyla</text:p>
          </table:table-cell>
          <table:table-cell table:style-name="ce18" office:value-type="string" calcext:value-type="string">
            <text:p>Borcun Nedeni</text:p>
          </table:table-cell>
          <table:table-cell table:style-name="ce18" office:value-type="string" calcext:value-type="string">
            <text:p>Senet <text:s/>Mühteviyatı</text:p>
          </table:table-cell>
          <table:table-cell table:number-columns-repeated="1016"/>
        </table:table-row>
        <table:table-row table:style-name="ro2">
          <table:table-cell table:style-name="ce17" office:value-type="float" office:value="3" calcext:value-type="float" table:number-columns-spanned="1" table:number-rows-spanned="7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15-05-2021</text:p>
          </table:table-cell>
          <table:table-cell table:style-name="ce21" office:value-type="string" calcext:value-type="string">
            <text:p><text:s/></text:p>
          </table:table-cell>
          <table:table-cell table:style-name="ce22" office:value-type="float" office:value="14400" calcext:value-type="float">
            <text:p>14.400,00</text:p>
          </table:table-cell>
          <table:table-cell table:style-name="ce26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ş&quot;)" office:value-type="string" office:string-value="Ondörtbindörtyüz TL " calcext:value-type="string">
            <text:p>Ondörtbindörtyüz TL </text:p>
          </table:table-cell>
          <table:table-cell table:style-name="ce19" table:content-validation-name="val2" office:value-type="string" calcext:value-type="string">
            <text:p>nakden</text:p>
          </table:table-cell>
          <table:table-cell table:style-name="ce19" office:value-type="string" calcext:value-type="string">
            <text:p>1. Taksit</text:p>
          </table:table-cell>
          <table:table-cell table:number-columns-repeated="1016"/>
        </table:table-row>
        <table:table-row table:style-name="ro2">
          <table:covered-table-cell table:style-name="ce17"/>
          <table:table-cell office:value-type="float" office:value="2" calcext:value-type="float">
            <text:p>2</text:p>
          </table:table-cell>
          <table:table-cell table:style-name="ce21" office:value-type="date" office:date-value="2021-02-25" calcext:value-type="date">
            <text:p>25.02.2021</text:p>
          </table:table-cell>
          <table:table-cell table:style-name="ce21" office:value-type="date" office:date-value="2021-04-30" calcext:value-type="date">
            <text:p>30.04.2021</text:p>
          </table:table-cell>
          <table:table-cell table:style-name="ce23"/>
          <table:table-cell table:style-name="ce27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&quot;)" office:value-type="string" office:string-value="TL" calcext:value-type="string">
            <text:p>TL</text:p>
          </table:table-cell>
          <table:table-cell table:formula="of:=[.G3]" office:value-type="string" office:string-value="nakden" calcext:value-type="string">
            <text:p>nakden</text:p>
          </table:table-cell>
          <table:table-cell table:style-name="ce19" office:value-type="string" calcext:value-type="string">
            <text:p>2. Taksit</text:p>
          </table:table-cell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17" table:number-columns-spanned="1" table:number-rows-spanned="5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table-cell table:style-name="ce17" table:number-columns-spanned="1" table:number-rows-spanned="4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/>
          <table:table-cell table:style-name="ce16"/>
          <table:table-cell table:style-name="ce7"/>
          <table:table-cell table:number-columns-repeated="1019"/>
        </table:table-row>
        <table:table-row table:style-name="ro2" table:number-rows-repeated="3">
          <table:table-cell table:style-name="ce7"/>
          <table:table-cell table:style-name="ce18"/>
          <table:table-cell table:style-name="ce16" table:number-columns-repeated="2"/>
          <table:table-cell table:style-name="ce7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Önizleme" table:style-name="ta4">
        <office:forms form:automatic-focus="false" form:apply-design-mode="false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5" table:default-cell-style-name="ce29"/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30" table:default-cell-style-name="ce29"/>
        <table:table-column table:style-name="co31" table:default-cell-style-name="ce29"/>
        <table:table-column table:style-name="co32" table:default-cell-style-name="ce29"/>
        <table:table-column table:style-name="co11" table:number-columns-repeated="1008" table:default-cell-style-name="ce29"/>
        <table:table-column table:style-name="co7" table:default-cell-style-name="ce5"/>
        <table:table-row table:style-name="ro3">
          <table:table-cell table:style-name="ce28" table:number-columns-repeated="13"/>
          <table:table-cell table:number-columns-repeated="1009"/>
        </table:table-row>
        <table:table-row table:style-name="ro3">
          <table:table-cell table:style-name="ce28"/>
          <table:table-cell table:style-name="ce30">
            <draw:custom-shape table:end-cell-address="'Senet Önizleme'.C33" table:end-x="20.68mm" table:end-y="5.66mm" draw:z-index="0" draw:name="CustomShape 1" draw:style-name="gr1" draw:text-style-name="P1" svg:width="23.88mm" svg:height="192.34mm" svg:x="5.88mm" svg:y="5.8m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3">
          <table:table-cell table:style-name="ce108"/>
          <table:table-cell table:style-name="ce31"/>
          <table:table-cell table:style-name="ce130" table:formula="of:=[.$H17] &amp;&quot;    - Taksit No: &quot; &amp; [.$J5]&amp;&quot;  &quot;" office:value-type="string" office:string-value="Muhammed Seyfullah Gültekin    - Taksit No: - 1 -  " calcext:value-type="string" table:number-columns-spanned="1" table:number-rows-spanned="31">
            <text:p>Muhammed Seyfullah Gültekin <text:s text:c="3"/>- Taksit No: - 1 - <text:s/>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style-name="ce99" table:number-columns-repeated="1008"/>
          <table:table-cell/>
        </table:table-row>
        <table:table-row table:style-name="ro3">
          <table:table-cell table:style-name="ce28"/>
          <table:table-cell table:style-name="ce32"/>
          <table:covered-table-cell table:style-name="ce130"/>
          <table:table-cell table:style-name="ce130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0"/>
          <table:table-cell table:style-name="ce130" table:number-columns-repeated="2"/>
          <table:table-cell table:style-name="ce45" table:formula="of:=[$'Senet Taksit Giriş'.D3]" office:value-type="string" office:string-value=" " calcext:value-type="string" table:number-columns-spanned="1" table:number-rows-spanned="2">
            <text:p><text:s/></text:p>
          </table:table-cell>
          <table:table-cell table:style-name="ce62"/>
          <table:table-cell table:style-name="ce71" table:formula="of:=&quot;# &quot;&amp;TEXT(([$'Senet Taksit Giriş'.E3]);&quot;#.##0,00&quot;)&amp;&quot; TL #&quot;" office:value-type="string" office:string-value="# 14.400,00 TL #" calcext:value-type="string" table:number-columns-spanned="1" table:number-rows-spanned="2">
            <text:p># 14.400,00 TL #</text:p>
          </table:table-cell>
          <table:table-cell table:style-name="ce76"/>
          <table:table-cell table:style-name="ce77" table:formula="of:=&quot;- &quot;&amp;TEXT(INT([$'Senet Taksit Giriş'.B3]);&quot;##.##0&quot;)&amp;&quot; -&quot;" office:value-type="string" office:string-value="- 1 -" calcext:value-type="string" table:number-columns-spanned="1" table:number-rows-spanned="2">
            <text:p>- 1 -</text:p>
          </table:table-cell>
          <table:table-cell table:style-name="ce84"/>
          <table:table-cell table:style-name="ce88" table:formula="of:=[$'Senet Taksit Giriş'.C3]" office:value-type="string" office:string-value="15-05-2021" calcext:value-type="string" table:number-columns-spanned="1" table:number-rows-spanned="2">
            <text:p>15-05-2021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0"/>
          <table:table-cell table:style-name="ce130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0"/>
          <table:table-cell table:style-name="ce130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0"/>
          <table:table-cell table:style-name="ce130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5];&quot;dd mmmm yyyy&quot;)=&quot; &quot;;&quot;                                                            &quot;;TEXT([.F5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3]&amp;&quot; #  kayıtsız ve şartsız ödemeyi vaadederi&quot;&amp;IF([$'Senet Borçlu Alacaklı Giriş'.$C$4]=&quot;Gerçek Kişi&quot;;&quot;m.&quot;;&quot;z.&quot;)&amp;&quot; Bedeli &quot;&amp;[$'Senet Taksit Giriş'.G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                                                             tarihinde; Sayın :                                                                                                                           veyahut emruhavalesine yukarıda yazılı Yalnız # Ondörtbindörtyüz TL  #  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<text:s text:c="61"/>tarihinde; Sayın : <text:s text:c="122"/>veyahut emruhavalesine yukarıda yazılı Yalnız # Ondörtbindörtyüz TL <text:s/># <text:s/>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5]" office:value-type="string" office:string-value="Muhammed Seyfullah Gültekin" calcext:value-type="string" table:number-columns-spanned="5" table:number-rows-spanned="1">
            <text:p>Muhammed Seyfullah Gültekin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string" office:string-value="442 2134 0392" calcext:value-type="string">
            <text:p>442 2134 0392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0"/>
          <table:table-cell table:style-name="ce130"/>
          <table:table-cell table:style-name="ce41"/>
          <table:table-cell table:style-name="ce51" office:value-type="string" calcext:value-type="string">
            <text:p>Adres</text:p>
          </table:table-cell>
          <table:table-cell table:style-name="ce159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0"/>
          <table:table-cell table:style-name="ce130"/>
          <table:table-cell table:style-name="ce41"/>
          <table:table-cell table:style-name="ce145" table:formula="of:=[$'Senet Borçlu Alacaklı Giriş'.$C$6]" office:value-type="string" office:string-value="Karşıyaka Mah. İbni Kemal Cad. 6. Sokak No:26/3 TOKAT" calcext:value-type="string" table:number-columns-spanned="4" table:number-rows-spanned="4">
            <text:p>Karşıyaka Mah. İbni Kemal Cad. 6. Sokak No:26/3 TOKAT</text:p>
          </table:table-cell>
          <table:covered-table-cell table:number-columns-repeated="2" table:style-name="ce145"/>
          <table:covered-table-cell table:style-name="ce159"/>
          <table:table-cell table:style-name="ce159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0"/>
          <table:table-cell table:style-name="ce130"/>
          <table:table-cell table:style-name="ce41"/>
          <table:covered-table-cell table:number-columns-repeated="3" table:style-name="ce145"/>
          <table:covered-table-cell table:style-name="ce159"/>
          <table:table-cell table:style-name="ce159"/>
          <table:table-cell table:style-name="ce28"/>
          <table:table-cell table:style-name="ce92"/>
          <table:table-cell table:style-name="ce97"/>
          <table:table-cell office:value-type="string" calcext:value-type="string">
            <text:p><text:s/>a</text:p>
          </table:table-cell>
          <table:table-cell table:number-columns-repeated="1008"/>
        </table:table-row>
        <table:table-row table:style-name="ro3">
          <table:table-cell table:style-name="ce28"/>
          <table:table-cell table:style-name="ce34"/>
          <table:covered-table-cell table:style-name="ce130"/>
          <table:table-cell table:style-name="ce130"/>
          <table:table-cell table:style-name="ce41"/>
          <table:covered-table-cell table:number-columns-repeated="3" table:style-name="ce145"/>
          <table:covered-table-cell table:style-name="ce159"/>
          <table:table-cell table:style-name="ce159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0"/>
          <table:table-cell table:style-name="ce130"/>
          <table:table-cell table:style-name="ce41"/>
          <table:covered-table-cell table:number-columns-repeated="3" table:style-name="ce145"/>
          <table:covered-table-cell table:style-name="ce159"/>
          <table:table-cell table:style-name="ce159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0"/>
          <table:table-cell table:style-name="ce130"/>
          <table:table-cell table:style-name="ce42"/>
          <table:table-cell table:style-name="ce53" table:formula="of:=&quot;Vergi Dairesi  &quot;" office:value-type="string" office:string-value="Vergi Dairesi" calcext:value-type="string">
            <text:p>Vergi Dairesi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0"/>
          <table:table-cell table:style-name="ce130" table:number-columns-repeated="2"/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1"/>
          <table:table-cell table:style-name="ce57" office:value-type="string" calcext:value-type="string">
            <text:p>Adres</text:p>
          </table:table-cell>
          <table:table-cell table:style-name="ce159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1"/>
          <table:table-cell table:style-name="ce151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151"/>
          <table:covered-table-cell table:style-name="ce159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1"/>
          <table:covered-table-cell table:number-columns-repeated="3" table:style-name="ce151"/>
          <table:covered-table-cell table:style-name="ce159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1"/>
          <table:covered-table-cell table:number-columns-repeated="3" table:style-name="ce151"/>
          <table:covered-table-cell table:style-name="ce159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1"/>
          <table:covered-table-cell table:number-columns-repeated="3" table:style-name="ce151"/>
          <table:covered-table-cell table:style-name="ce159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2"/>
          <table:table-cell table:style-name="ce59" table:formula="of:=&quot;Vergi Dairesi  &quot;" office:value-type="string" office:string-value="Vergi Dairesi" calcext:value-type="string">
            <text:p>Vergi Dairesi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3">
          <table:table-cell table:style-name="ce28" table:number-columns-repeated="13"/>
          <table:table-cell table:number-columns-repeated="1009"/>
        </table:table-row>
        <table:table-row table:style-name="ro3" table:number-rows-repeated="2">
          <table:table-cell table:number-columns-repeated="1022"/>
        </table:table-row>
        <table:table-row table:style-name="ro3">
          <table:table-cell table:style-name="ce28"/>
          <table:table-cell table:style-name="ce30">
            <draw:custom-shape table:end-cell-address="'Senet Önizleme'.C69" table:end-x="20.68mm" table:end-y="5.65mm" draw:z-index="1" draw:name="CustomShape 1" draw:style-name="gr1" draw:text-style-name="P1" svg:width="23.88mm" svg:height="192.34mm" svg:x="5.88mm" svg:y="5.79m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3">
          <table:table-cell table:style-name="ce108"/>
          <table:table-cell table:style-name="ce31"/>
          <table:table-cell table:style-name="ce130" table:formula="of:=[.$H53] &amp;&quot;    - Taksit No: &quot; &amp; [.$J41]&amp;&quot;  &quot;" office:value-type="string" office:string-value="0    - Taksit No: 2  " calcext:value-type="string" table:number-columns-spanned="1" table:number-rows-spanned="31">
            <text:p>0 <text:s text:c="3"/>- Taksit No: 2 <text:s/>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0"/>
          <table:table-cell table:style-name="ce130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0"/>
          <table:table-cell table:style-name="ce130" table:number-columns-repeated="2"/>
          <table:table-cell table:style-name="ce45" table:formula="of:=[$'Senet Taksit Giriş'.D4]" office:value-type="date" office:date-value="2021-04-30" calcext:value-type="date" table:number-columns-spanned="1" table:number-rows-spanned="2">
            <text:p>30.04.2021</text:p>
          </table:table-cell>
          <table:table-cell table:style-name="ce62"/>
          <table:table-cell table:style-name="ce71" table:formula="of:=[$'Senet Taksit Giriş'.E4]" office:value-type="float" office:value="0" calcext:value-type="float" table:number-columns-spanned="1" table:number-rows-spanned="2">
            <text:p/>
          </table:table-cell>
          <table:table-cell table:style-name="ce76"/>
          <table:table-cell table:style-name="ce77" table:formula="of:=[$'Senet Taksit Giriş'.B4]" office:value-type="float" office:value="2" calcext:value-type="float" table:number-columns-spanned="1" table:number-rows-spanned="2">
            <text:p>2</text:p>
          </table:table-cell>
          <table:table-cell table:style-name="ce84"/>
          <table:table-cell table:style-name="ce88" table:formula="of:=[$'Senet Taksit Giriş'.C4]" office:value-type="date" office:date-value="2021-02-25" calcext:value-type="date" table:number-columns-spanned="1" table:number-rows-spanned="2">
            <text:p>25.02.2021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0"/>
          <table:table-cell table:style-name="ce130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0"/>
          <table:table-cell table:style-name="ce130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0"/>
          <table:table-cell table:style-name="ce130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41];&quot;dd mmmm yyyy&quot;)=&quot; &quot;;&quot;                                                            &quot;;TEXT([.F41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40]&amp;&quot; #  kayıtsız ve şartsız ödemeyi vaadederi&quot;&amp;IF([$'Senet Borçlu Alacaklı Giriş'.$C$4]=&quot;Gerçek Kişi&quot;;&quot;m.&quot;;&quot;z.&quot;)&amp;&quot; Bedeli &quot;&amp;[$'Senet Taksit Giriş'.G40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30 Nisan 2021 tarihinde; Sayın :                                                                                                                           veyahut emruhavalesine yukarıda yazılı Yalnız #  #  kayıtsız ve şartsız ödemeyi vaadederim. Bedeli 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30 Nisan 2021 tarihinde; Sayın : <text:s text:c="122"/>veyahut emruhavalesine yukarıda yazılı Yalnız # <text:s/># <text:s/>kayıtsız ve şartsız ödemeyi vaadederim. Bedeli <text:s/>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4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string" office:string-value="442 2134 0392" calcext:value-type="string">
            <text:p>442 2134 0392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0"/>
          <table:table-cell table:style-name="ce130"/>
          <table:table-cell table:style-name="ce41"/>
          <table:table-cell table:style-name="ce51" office:value-type="string" calcext:value-type="string">
            <text:p>Adres</text:p>
          </table:table-cell>
          <table:table-cell table:style-name="ce159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0"/>
          <table:table-cell table:style-name="ce130"/>
          <table:table-cell table:style-name="ce41"/>
          <table:table-cell table:style-name="ce145" table:formula="of:=[$'Senet Borçlu Alacaklı Giriş'.$C$6]" office:value-type="string" office:string-value="Karşıyaka Mah. İbni Kemal Cad. 6. Sokak No:26/3 TOKAT" calcext:value-type="string" table:number-columns-spanned="4" table:number-rows-spanned="4">
            <text:p>Karşıyaka Mah. İbni Kemal Cad. 6. Sokak No:26/3 TOKAT</text:p>
          </table:table-cell>
          <table:covered-table-cell table:number-columns-repeated="2" table:style-name="ce145"/>
          <table:covered-table-cell table:style-name="ce159"/>
          <table:table-cell table:style-name="ce159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0"/>
          <table:table-cell table:style-name="ce130"/>
          <table:table-cell table:style-name="ce41"/>
          <table:covered-table-cell table:number-columns-repeated="3" table:style-name="ce145"/>
          <table:covered-table-cell table:style-name="ce159"/>
          <table:table-cell table:style-name="ce159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0"/>
          <table:table-cell table:style-name="ce130"/>
          <table:table-cell table:style-name="ce41"/>
          <table:covered-table-cell table:number-columns-repeated="3" table:style-name="ce145"/>
          <table:covered-table-cell table:style-name="ce159"/>
          <table:table-cell table:style-name="ce159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0"/>
          <table:table-cell table:style-name="ce130"/>
          <table:table-cell table:style-name="ce41"/>
          <table:covered-table-cell table:number-columns-repeated="3" table:style-name="ce145"/>
          <table:covered-table-cell table:style-name="ce159"/>
          <table:table-cell table:style-name="ce159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0"/>
          <table:table-cell table:style-name="ce130"/>
          <table:table-cell table:style-name="ce42"/>
          <table:table-cell table:style-name="ce53" table:formula="of:=&quot;Vergi Dairesi  &quot;" office:value-type="string" office:string-value="Vergi Dairesi  " calcext:value-type="string">
            <text:p>Vergi Dairesi <text:s/>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0"/>
          <table:table-cell table:style-name="ce130" table:number-columns-repeated="2"/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1"/>
          <table:table-cell table:style-name="ce57" office:value-type="string" calcext:value-type="string">
            <text:p>Adres</text:p>
          </table:table-cell>
          <table:table-cell table:style-name="ce159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1"/>
          <table:table-cell table:style-name="ce151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151"/>
          <table:covered-table-cell table:style-name="ce159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1"/>
          <table:covered-table-cell table:number-columns-repeated="3" table:style-name="ce151"/>
          <table:covered-table-cell table:style-name="ce159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1"/>
          <table:covered-table-cell table:number-columns-repeated="3" table:style-name="ce151"/>
          <table:covered-table-cell table:style-name="ce159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1"/>
          <table:covered-table-cell table:number-columns-repeated="3" table:style-name="ce151"/>
          <table:covered-table-cell table:style-name="ce159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2"/>
          <table:table-cell table:style-name="ce59" table:formula="of:=&quot;Vergi Dairesi  &quot;" office:value-type="string" office:string-value="Vergi Dairesi  " calcext:value-type="string">
            <text:p>Vergi Dairesi <text:s/>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3">
          <table:table-cell table:style-name="Default" table:number-columns-repeated="13"/>
          <table:table-cell table:number-columns-repeated="1009"/>
        </table:table-row>
        <table:table-row table:style-name="ro3" table:number-rows-repeated="1048438">
          <table:table-cell table:number-columns-repeated="1022"/>
        </table:table-row>
        <table:table-row table:style-name="ro4" table:number-rows-repeated="66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₺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₺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₺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number:number number:decimal-places="0" loext:min-decimal-places="0" number:min-integer-digits="1" number:grouping="true"/>
      <number:text> TL</number:text>
    </number:number-style>
    <number:number-style style:name="N120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TL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TL</number:text>
    </number:number-style>
    <number:number-style style:name="N123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TL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24P0"/>
    </number:number-style>
    <number:date-style style:name="N125">
      <number:day number:style="long"/>
      <number:text>.</number:text>
      <number:month number:textual="true"/>
      <number:text>.</number:text>
      <number:year/>
    </number:date-style>
    <number:date-style style:name="N126">
      <number:month number:textual="true"/>
      <number:text>.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0" loext:min-decimal-places="0" number:min-integer-digits="1" number:grouping="true"/>
      <number:text>     </number:text>
    </number:number-style>
    <number:number-style style:name="N130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    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31P0"/>
    </number:number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    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8P2" style:volatile="true">
      <loext:text> </loext:text>
      <loext:fill-character> </loext:fill-character>
      <number:text>-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42P2" style:volatile="true">
      <loext:text> </loext:text>
      <loext:fill-character> </loext:fill-character>
      <number:text>- TL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5">
      <number:number number:decimal-places="0" loext:min-decimal-places="0" number:min-integer-digits="0"/>
    </number:number-style>
    <number:number-style style:name="N157P0" style:volatile="true">
      <number:number number:decimal-places="0" loext:min-decimal-places="0" number:min-integer-digits="1" number:grouping="true"/>
      <number:text> </number:text>
    </number:number-style>
    <number:number-style style:name="N157">
      <number:text>-</number:text>
      <number:number number:decimal-places="0" loext:min-decimal-places="0" number:min-integer-digits="1" number:grouping="true"/>
      <number:text> </number:text>
      <style:map style:condition="value()&gt;=0" style:apply-style-name="N15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urrency" style:display-name="Excel Built-in Currency" style:family="table-cell" style:parent-style-name="Default" style:data-style-name="N11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1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148.01mm" style:num-format="1" style:print-orientation="landscape" fo:margin-top="4.99mm" fo:margin-bottom="19mm" fo:margin-left="6mm" fo:margin-right="6mm" style:print-page-order="ttb" style:first-page-number="continue" loext:scale-to-X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.00.0000</text:date>, <text:time style:data-style-name="N2" text:time-value="14:16:20.4791036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net_20_Taksit_20_Giriş" style:display-name="PageStyle_Senet Taksit Giriş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net_20_Borçlu_20_Alacaklı_20_Giriş" style:display-name="PageStyle_Senet Borçlu Alacaklı Giriş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net_20_Önizleme" style:display-name="PageStyle_Senet Önizlem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3:28:37</meta:creation-date>
    <meta:initial-creator>toshiba</meta:initial-creator>
    <dc:language>tr-TR</dc:language>
    <meta:print-date>2021-05-17T13:35:52.464913313</meta:print-date>
    <dc:date>2021-06-30T14:18:39.669624995</dc:date>
    <meta:editing-cycles>29</meta:editing-cycles>
    <meta:editing-duration>PT9H1M23S</meta:editing-duration>
    <meta:generator>LibreOffice/6.1.5.2$Linux_X86_64 LibreOffice_project/10$Build-2</meta:generator>
    <meta:document-statistic meta:table-count="4" meta:cell-count="164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